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ff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hallenge 2</text:p>
          </draw:text-box>
        </draw:frame>
        <draw:frame draw:style-name="gr1" draw:text-style-name="P2" draw:layer="layout" svg:width="16.8cm" svg:height="5.2cm" svg:x="7.8cm" svg:y="9.8cm">
          <draw:text-box>
            <text:p text:style-name="P1">Team Name – Anonymous</text:p>
            <text:p text:style-name="P1">Group Id – GRP242018</text:p>
            <text:p text:style-name="P1">Category – Student</text:p>
            <text:p text:style-name="P1">College – Dayananda Sagar College of Engineering</text:p>
          </draw:text-box>
        </draw:frame>
        <draw:frame presentation:style-name="pr2" draw:layer="layout" svg:width="22.5cm" svg:height="9.134cm" svg:x="4.5cm" svg:y="3.8cm" presentation:class="outline">
          <draw:text-box>
            <text:p text:style-name="P3">How can we speed up preliminary diagnostics &amp; early Cancer Detection <text:s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ncept &amp; Feasibility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Our approach towards solving this challenge is to use emerging technologies like machine learning to automate cancer diagnosis and help with early detection.</text:p>
              </text:list-item>
              <text:list-item>
                <text:p>Types of cancers to which our solution caters</text:p>
              </text:list-item>
            </text:list>
            <text:list text:style-name="L4">
              <text:list-item>
                <text:list>
                  <text:list-item>
                    <text:p>Breast cancer diagnosis</text:p>
                  </text:list-item>
                  <text:list-item>
                    <text:p>Melanoma(skin cancer) tumor diagnosis</text:p>
                  </text:list-item>
                  <text:list-item>
                    <text:p>Breast and cervical cancer prognosis(early detection)</text:p>
                  </text:list-item>
                  <text:list-item>
                    <text:p>Discovering new protein inhibitors using biological activity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Accuracy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Breast cancer diagnosis-86.4%</text:p>
              </text:list-item>
              <text:list-item>
                <text:p>Skin cancer-81%</text:p>
              </text:list-item>
              <text:list-item>
                <text:p>Breast cancer early detection(F1 score of 0.971)</text:p>
              </text:list-item>
              <text:list-item>
                <text:p>Cervical cancer early detection- 87 to 94%(replicates four clinical tests called Hinselmann, Schiller, Citology and biopsy)</text:p>
              </text:list-item>
              <text:list-item>
                <text:p>The drug discovery model achieved 98% binary accuracy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Feasability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A pathologist takes 20 seconds to analyse a histopathology image. Our solution takes milliseconds.</text:p>
              </text:list-item>
              <text:list-item>
                <text:p>Requires little to no infrastructure or skilled staff. Even interns can analyse histopathology images.</text:p>
              </text:list-item>
              <text:list-item>
                <text:p>Prognosis models help offer early cancer detection measures to the general public and are non-invasive.</text:p>
              </text:list-item>
              <text:list-item>
                <text:p>New protein inhibitors that can be identified using the solution can be used to provide cheaper drugs for cancer treatment.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Scalability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Patients can use the web portal to access their cancer risk.</text:p>
              </text:list-item>
              <text:list-item>
                <text:p>Hospitals can use digital pathology to diagnose thousands of patient reports without any skilled staff.</text:p>
              </text:list-item>
              <text:list-item>
                <text:p>Using AI for drug discovery can save a lot of money spent in chemotherapy research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6:22:47.370611183</meta:creation-date>
    <meta:editing-duration>PT13M9S</meta:editing-duration>
    <meta:editing-cycles>4</meta:editing-cycles>
    <meta:generator>LibreOffice/6.0.6.2$Linux_X86_64 LibreOffice_project/00m0$Build-2</meta:generator>
    <dc:title>DNA</dc:title>
    <dc:date>2018-11-13T18:37:20.146107574</dc:date>
    <meta:document-statistic meta:object-count="43"/>
  </office:meta>
</office:document-meta>
</file>